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70f7f5" officeooo:paragraph-rsid="0070f7f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2b178" officeooo:paragraph-rsid="0072b17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0f7f5" officeooo:paragraph-rsid="0070f7f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1fd3c" officeooo:paragraph-rsid="0071fd3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2b178" officeooo:paragraph-rsid="0072b178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609d2" officeooo:paragraph-rsid="007609d2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8fc2c" officeooo:paragraph-rsid="0078fc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c78f7" officeooo:paragraph-rsid="007c78f7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cb29b" officeooo:paragraph-rsid="007cb29b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ff147" officeooo:paragraph-rsid="007ff147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886aca" officeooo:paragraph-rsid="00886aca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993bc8" officeooo:paragraph-rsid="00993bc8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a4ea78" officeooo:paragraph-rsid="00a4ea78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bbe32" officeooo:paragraph-rsid="008f0350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bbe32" officeooo:paragraph-rsid="009830ec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f0350" officeooo:paragraph-rsid="008f0350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93609a" officeooo:paragraph-rsid="0093609a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4pt" fo:font-style="italic" style:text-underline-style="none" fo:font-weight="normal" officeooo:rsid="007ee233" officeooo:paragraph-rsid="007ee233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2b178" officeooo:paragraph-rsid="0072b178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7e00f" officeooo:paragraph-rsid="007609d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c78f7" officeooo:paragraph-rsid="007c78f7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d3987" officeooo:paragraph-rsid="007cb29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d3987" officeooo:paragraph-rsid="007ee233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7ee233" officeooo:paragraph-rsid="007ee23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86e690" officeooo:paragraph-rsid="007ff14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886aca" officeooo:paragraph-rsid="00886aca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8db7f2" officeooo:paragraph-rsid="009830ec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8df71c" officeooo:paragraph-rsid="008f035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3609a" officeooo:paragraph-rsid="0093609a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3b993" officeooo:paragraph-rsid="0093b99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44b76" officeooo:paragraph-rsid="00944b76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93bc8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a5781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9df6b6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a1eeb9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a3b16f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a4ea78" officeooo:paragraph-rsid="00993bc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886aca" officeooo:paragraph-rsid="00886aca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749550" officeooo:paragraph-rsid="00749550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89eebe" officeooo:paragraph-rsid="0089eeb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963213" officeooo:paragraph-rsid="0096321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4d9d" style:font-style-asian="normal" style:font-style-complex="normal"/>
    </style:style>
    <style:style style:name="T3" style:family="text">
      <style:text-properties fo:font-style="normal" officeooo:rsid="0077e00f" style:font-style-asian="normal" style:font-style-complex="normal"/>
    </style:style>
    <style:style style:name="T4" style:family="text">
      <style:text-properties fo:font-style="normal" officeooo:rsid="007ae9fd" style:font-style-asian="normal" style:font-style-complex="normal"/>
    </style:style>
    <style:style style:name="T5" style:family="text">
      <style:text-properties fo:font-style="normal" officeooo:rsid="007c658c" style:font-style-asian="normal" style:font-style-complex="normal"/>
    </style:style>
    <style:style style:name="T6" style:family="text">
      <style:text-properties fo:font-style="normal" officeooo:rsid="007d3987" style:font-style-asian="normal" style:font-style-complex="normal"/>
    </style:style>
    <style:style style:name="T7" style:family="text">
      <style:text-properties fo:font-style="normal" officeooo:rsid="0081ab80" style:font-style-asian="normal" style:font-style-complex="normal"/>
    </style:style>
    <style:style style:name="T8" style:family="text">
      <style:text-properties fo:font-style="normal" officeooo:rsid="008363a4" style:font-style-asian="normal" style:font-style-complex="normal"/>
    </style:style>
    <style:style style:name="T9" style:family="text">
      <style:text-properties fo:font-style="normal" officeooo:rsid="00854f84" style:font-style-asian="normal" style:font-style-complex="normal"/>
    </style:style>
    <style:style style:name="T10" style:family="text">
      <style:text-properties fo:font-style="normal" officeooo:rsid="0086e690" style:font-style-asian="normal" style:font-style-complex="normal"/>
    </style:style>
    <style:style style:name="T11" style:family="text">
      <style:text-properties fo:font-style="normal" officeooo:rsid="0099f792" style:font-style-asian="normal" style:font-style-complex="normal"/>
    </style:style>
    <style:style style:name="T12" style:family="text">
      <style:text-properties fo:font-style="normal" officeooo:rsid="009a3d0c" style:font-style-asian="normal" style:font-style-complex="normal"/>
    </style:style>
    <style:style style:name="T13" style:family="text">
      <style:text-properties fo:font-style="normal" officeooo:rsid="009a5781" style:font-style-asian="normal" style:font-style-complex="normal"/>
    </style:style>
    <style:style style:name="T14" style:family="text">
      <style:text-properties fo:font-style="normal" officeooo:rsid="009a9c6f" style:font-style-asian="normal" style:font-style-complex="normal"/>
    </style:style>
    <style:style style:name="T15" style:family="text">
      <style:text-properties fo:font-style="normal" officeooo:rsid="009aa557" style:font-style-asian="normal" style:font-style-complex="normal"/>
    </style:style>
    <style:style style:name="T16" style:family="text">
      <style:text-properties fo:font-style="normal" officeooo:rsid="009c3e37" style:font-style-asian="normal" style:font-style-complex="normal"/>
    </style:style>
    <style:style style:name="T17" style:family="text">
      <style:text-properties fo:font-style="normal" officeooo:rsid="009df6b6" style:font-style-asian="normal" style:font-style-complex="normal"/>
    </style:style>
    <style:style style:name="T18" style:family="text">
      <style:text-properties fo:font-style="normal" officeooo:rsid="009eda62" style:font-style-asian="normal" style:font-style-complex="normal"/>
    </style:style>
    <style:style style:name="T19" style:family="text">
      <style:text-properties fo:font-style="normal" officeooo:rsid="009f23d5" style:font-style-asian="normal" style:font-style-complex="normal"/>
    </style:style>
    <style:style style:name="T20" style:family="text">
      <style:text-properties fo:font-style="normal" officeooo:rsid="00a0d755" style:font-style-asian="normal" style:font-style-complex="normal"/>
    </style:style>
    <style:style style:name="T21" style:family="text">
      <style:text-properties fo:font-style="normal" officeooo:rsid="00a1eeb9" style:font-style-asian="normal" style:font-style-complex="normal"/>
    </style:style>
    <style:style style:name="T22" style:family="text">
      <style:text-properties fo:font-style="normal" officeooo:rsid="00a3b16f" style:font-style-asian="normal" style:font-style-complex="normal"/>
    </style:style>
    <style:style style:name="T23" style:family="text">
      <style:text-properties fo:font-style="normal" officeooo:rsid="00a4ea78" style:font-style-asian="normal" style:font-style-complex="normal"/>
    </style:style>
    <style:style style:name="T24" style:family="text">
      <style:text-properties fo:font-style="normal" officeooo:rsid="00a53397" style:font-style-asian="normal" style:font-style-complex="normal"/>
    </style:style>
    <style:style style:name="T25" style:family="text">
      <style:text-properties fo:font-style="normal" officeooo:rsid="00a64e4f" style:font-style-asian="normal" style:font-style-complex="normal"/>
    </style:style>
    <style:style style:name="T26" style:family="text">
      <style:text-properties fo:font-style="normal" officeooo:rsid="00a788e7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8db7f2" style:font-style-asian="normal" style:font-style-complex="normal"/>
    </style:style>
    <style:style style:name="T29" style:family="text">
      <style:text-properties fo:font-style="normal" style:text-underline-style="none" officeooo:rsid="008df71c" style:font-style-asian="normal" style:font-style-complex="normal"/>
    </style:style>
    <style:style style:name="T30" style:family="text">
      <style:text-properties fo:font-style="normal" style:text-underline-style="none" officeooo:rsid="008f0350" style:font-style-asian="normal" style:font-style-complex="normal"/>
    </style:style>
    <style:style style:name="T31" style:family="text">
      <style:text-properties fo:font-style="normal" style:text-underline-style="none" officeooo:rsid="00901d1f" style:font-style-asian="normal" style:font-style-complex="normal"/>
    </style:style>
    <style:style style:name="T32" style:family="text">
      <style:text-properties fo:font-style="normal" style:text-underline-style="none" officeooo:rsid="0091b5d5" style:font-style-asian="normal" style:font-style-complex="normal"/>
    </style:style>
    <style:style style:name="T33" style:family="text">
      <style:text-properties fo:font-style="normal" style:text-underline-style="none" officeooo:rsid="00a801b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s Internationales</text:p>
      <text:p text:style-name="P1"/>
      <text:p text:style-name="P3"/>
      <text:p text:style-name="P3"/>
      <text:p text:style-name="P5">Notions de Relations Internationales</text:p>
      <text:p text:style-name="P5"/>
      <text:p text:style-name="P5">A. Qu’est ce que les relations internationales</text:p>
      <text:p text:style-name="P5"/>
      <text:p text:style-name="P5"/>
      <text:p text:style-name="P6">Définition :</text:p>
      <text:p text:style-name="P6"/>
      <text:p text:style-name="P4">Il s’agit de tous les flux qui vont exister entre tous les acteurs de la sphère internationale (publics ou privés). Elle s’étend entre deux entités situé dans deux espaces géographiques différents :</text:p>
      <text:p text:style-name="P4"/>
      <text:p text:style-name="P4"><text:tab/>- Intégralité des flux</text:p>
      <text:p text:style-name="P4"><text:tab/>- Espaces territoriaux différents</text:p>
      <text:p text:style-name="P4"/>
      <text:p text:style-name="P7">« Il s’agit des rapports et flux sociaux de toutes natures qui traversent les frontières. Échappant ainsi à un pouvoir étatique unique, ou auquel participe des acteurs se rapprochant des sociétés étatiques différents. »</text:p>
      <text:p text:style-name="P21"/>
      <text:p text:style-name="P41">Objet :</text:p>
      <text:p text:style-name="P41"/>
      <text:p text:style-name="P8"><text:span text:style-name="T1">L’objet des relations internationales est évolutif car les RI sont liés aux fonctionnement des sociétés humaines. </text:span><text:span text:style-name="T2">Il est donc difficile de donner une date d’apparition des RI. </text:span><text:span text:style-name="T3">Elles commencent donc à apparaître quand les États commencent à se définir en tant que telle. </text:span></text:p>
      <text:p text:style-name="P22"/>
      <text:p text:style-name="P9"><text:span text:style-name="T3">L</text:span><text:span text:style-name="T1">es premières RI étaient des relations marchandes, </text:span><text:span text:style-name="T4">on peu</text:span><text:span text:style-name="T26">t</text:span><text:span text:style-name="T4"> remonter aux phéniciens qui étaient marchands d’armes, </text:span><text:span text:style-name="T5">et aux premiers banquiers (les Médécis par exemple).</text:span></text:p>
      <text:p text:style-name="P10"><text:span text:style-name="T5">A</text:span><text:span text:style-name="T1">u départ les RI étaient donc essentiellement portées sur les échanges bancaires, le commerce d’armes et diplomatiques.</text:span></text:p>
      <text:p text:style-name="P23"/>
      <text:p text:style-name="P11"><text:span text:style-name="T1">Mais les objets des RI se sont diversifiés avec le temps et concerne tous les domaines de la société humaine. </text:span><text:span text:style-name="T6">Les premières ambassades permanentes remonte à la fin de XVIème siècle, issu d’une pratique de cours pratiqué par la haute noblesse.</text:span></text:p>
      <text:p text:style-name="P24"/>
      <text:p text:style-name="P25"/>
      <text:p text:style-name="P20"><text:span text:style-name="T6">À </text:span><text:span text:style-name="T1">partir du XIXème siècle arrive un tournant :</text:span></text:p>
      <text:p text:style-name="P26"/>
      <text:p text:style-name="P12"><text:span text:style-name="T1">Préoccupés par leurs intégrités, les États vont s’intéresser à la nation sécuritaire. Solidarité entre les États avec l’homme au centre des rapports (humanisme). </text:span><text:span text:style-name="T7">Les souverains cherchent à garantir la sécurité de leurs populations, </text:span><text:span text:style-name="T8">ce qui va aboutir à l’apparition des premières institutions inter-étatique et à plus de coopérations. </text:span><text:span text:style-name="T9">Cela va donner naissance aux RI institutionnelles, </text:span><text:span text:style-name="T10">et à une approche globale des RI car on ne peut appréhender les RI seulement sur un seul sujet.</text:span></text:p>
      <text:p text:style-name="P27"/>
      <text:p text:style-name="P27"/>
      <text:p text:style-name="P13"><text:span text:style-name="T10">A</text:span><text:span text:style-name="T1">ujourd’hui l’intégrité des éléments socio-économico-politiques entre les acteurs de la scène internationale, sont les objets des RI.</text:span></text:p>
      <text:p text:style-name="P28"/>
      <text:p text:style-name="P40"/>
      <text:p text:style-name="P42">B. Facteurs et acteurs des RI</text:p>
      <text:p text:style-name="P42"/>
      <text:p text:style-name="P42"/>
      <text:p text:style-name="P17"><text:span text:style-name="T1">Acteurs :</text:span><text:span text:style-name="T27"> </text:span></text:p>
      <text:p text:style-name="P29"/>
      <text:p text:style-name="P29">Entités principales qui vont agir sur le SI. </text:p>
      <text:p text:style-name="P16"><text:span text:style-name="T28">Pour exister </text:span><text:span text:style-name="T30">juridiquement sur le plan </text:span><text:span text:style-name="T33">international</text:span><text:span text:style-name="T28"> il faut la personnalité juridique internationale (personnalité Étatique et inter-étatique </text:span><text:span text:style-name="T29">(OI)).</text:span></text:p>
      <text:p text:style-name="P30"/>
      <text:p text:style-name="P18"><text:span text:style-name="T29">M</text:span><text:span text:style-name="T27">ais en réalité </text:span><text:span text:style-name="T31">il y a aussi les ANE</text:span><text:span text:style-name="T32"> « souterrains »</text:span><text:span text:style-name="T31">, FMN, et les ONG.</text:span></text:p>
      <text:p text:style-name="P19"><text:span text:style-name="T31">L</text:span><text:span text:style-name="T27">es médias peuvent être compris dans les ONG ou les FMN, avec la sphère médiatique qui s’internationalise, les acteurs peuvent êtres vu comme des acteurs du SI.</text:span></text:p>
      <text:p text:style-name="P31"/>
      <text:p text:style-name="P32">On compte environ, 200 États, 350 OI et 4000 ONG.</text:p>
      <text:p text:style-name="P33">Les FMN elles ont tendance à se regrouper.</text:p>
      <text:p text:style-name="P33"/>
      <text:p text:style-name="P43">Facteurs :</text:p>
      <text:p text:style-name="P43"/>
      <text:p text:style-name="P34">Typologie des facteurs des RI :</text:p>
      <text:p text:style-name="P34"/>
      <text:p text:style-name="P34">- Facteurs géographiques : « La politique des États est dans leurs géographie », taille du territoire, nature des sols, nature climatique… Il s’agit d’une influence assez importante car peut faire apparaître des conflits.</text:p>
      <text:p text:style-name="P34"/>
      <text:p text:style-name="P14"><text:span text:style-name="T1">-</text:span><text:span text:style-name="T11"> Facteurs démographique : On parle de capital humain des États, </text:span><text:span text:style-name="T12">population sur le territoire, </text:span><text:span text:style-name="T13">c’est un facteur géopolitique essentiel, </text:span><text:span text:style-name="T14">qui peut donner la puissance à l’État ou si mal gérée peut entraîner de la surpopulation, des famines…</text:span></text:p>
      <text:p text:style-name="P35"/>
      <text:p text:style-name="P14"><text:soft-page-break/><text:span text:style-name="T13">-</text:span><text:span text:style-name="T14">Facteur </text:span><text:span text:style-name="T15">économiques : </text:span><text:span text:style-name="T16">(monétaire, financier), </text:span><text:span text:style-name="T17">rôle essentiel dans le SI, l’économie régule le fonctionnement des sociétés.</text:span></text:p>
      <text:p text:style-name="P36"/>
      <text:p text:style-name="P14"><text:span text:style-name="T17">- </text:span><text:span text:style-name="T18">Facteur technologique : </text:span><text:span text:style-name="T19">Prise en compte des innovations et progrès techniques. C’est un facteur important de la puissance de l’État (exemple de la Chine avec l’IA), </text:span><text:span text:style-name="T20">il peut déterminer le nouveaux mode de fonctionnement </text:span><text:span text:style-name="T21">et de régulation du SI.</text:span></text:p>
      <text:p text:style-name="P37"/>
      <text:p text:style-name="P37">- Facteur idéologique : Éléments d’idéologie (capitaliste, religieux, …), qui vont avoir une influence sur le SI.</text:p>
      <text:p text:style-name="P37"/>
      <text:p text:style-name="P14"><text:span text:style-name="T21">- </text:span><text:span text:style-name="T22">Facteur médiatique : Influence très importante sur les sociétés, car elle véhicule des opinions, des critiques, des idéologies, des informations et désinformations. Les médias exercent aussi une pression sur le SI.</text:span></text:p>
      <text:p text:style-name="P38"/>
      <text:p text:style-name="P14"><text:span text:style-name="T22">- </text:span><text:span text:style-name="T23">Facteur juridique : Joue un rôle régulateur et influence le jeux des RI.</text:span></text:p>
      <text:p text:style-name="P39"/>
      <text:p text:style-name="P15"><text:span text:style-name="T23">( - </text:span><text:span text:style-name="T1">Personnalité de l’homme d’État : Certaines personnes dotées de fonctions étatiques de haut rangs, peuvent influer sur le fonctionnement des RI (exemple de Donald Trump, Charles de Gaulle, Staline, …</text:span><text:span text:style-name="T24">). </text:span><text:span text:style-name="T25">)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2.1$Linux_X86_64 LibreOffice_project/10$Build-1</meta:generator>
    <dc:date>2018-10-18T22:18:11.642634440</dc:date>
    <meta:editing-duration>PT3H59M12S</meta:editing-duration>
    <meta:editing-cycles>149</meta:editing-cycles>
    <meta:document-statistic meta:table-count="0" meta:image-count="0" meta:object-count="0" meta:page-count="3" meta:paragraph-count="34" meta:word-count="643" meta:character-count="4086" meta:non-whitespace-character-count="3472"/>
  </office:meta>
</office:document-meta>
</file>